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2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uristi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odes</text:p>
          </table:table-cell>
          <table:table-cell/>
          <table:table-cell office:value-type="string" calcext:value-type="string">
            <text:p>heuristi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7033" calcext:value-type="float">
            <text:p>97033</text:p>
          </table:table-cell>
          <table:table-cell office:value-type="float" office:value="61312" calcext:value-type="float">
            <text:p>6131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18800" calcext:value-type="float">
            <text:p>118800</text:p>
          </table:table-cell>
          <table:table-cell office:value-type="float" office:value="84204" calcext:value-type="float">
            <text:p>8420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8773" calcext:value-type="float">
            <text:p>108773</text:p>
          </table:table-cell>
          <table:table-cell office:value-type="float" office:value="72673" calcext:value-type="float">
            <text:p>7267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3157" calcext:value-type="float">
            <text:p>103157</text:p>
          </table:table-cell>
          <table:table-cell office:value-type="float" office:value="73228" calcext:value-type="float">
            <text:p>7322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1896" calcext:value-type="float">
            <text:p>111896</text:p>
          </table:table-cell>
          <table:table-cell office:value-type="float" office:value="77300" calcext:value-type="float">
            <text:p>7730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3523" calcext:value-type="float">
            <text:p>103523</text:p>
          </table:table-cell>
          <table:table-cell office:value-type="float" office:value="71839" calcext:value-type="float">
            <text:p>7183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6329" calcext:value-type="float">
            <text:p>116329</text:p>
          </table:table-cell>
          <table:table-cell office:value-type="float" office:value="77125" calcext:value-type="float">
            <text:p>7712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2734" calcext:value-type="float">
            <text:p>122734</text:p>
          </table:table-cell>
          <table:table-cell office:value-type="float" office:value="87390" calcext:value-type="float">
            <text:p>873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9721" calcext:value-type="float">
            <text:p>119721</text:p>
          </table:table-cell>
          <table:table-cell office:value-type="float" office:value="89792" calcext:value-type="float">
            <text:p>89792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21360" calcext:value-type="float">
            <text:p>121360</text:p>
          </table:table-cell>
          <table:table-cell office:value-type="float" office:value="87504" calcext:value-type="float">
            <text:p>8750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5509" calcext:value-type="float">
            <text:p>115509</text:p>
          </table:table-cell>
          <table:table-cell office:value-type="float" office:value="82020" calcext:value-type="float">
            <text:p>8202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00689" calcext:value-type="float">
            <text:p>100689</text:p>
          </table:table-cell>
          <table:table-cell office:value-type="float" office:value="72128" calcext:value-type="float">
            <text:p>7212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2056" calcext:value-type="float">
            <text:p>112056</text:p>
          </table:table-cell>
          <table:table-cell office:value-type="float" office:value="75575" calcext:value-type="float">
            <text:p>7557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14401" calcext:value-type="float">
            <text:p>114401</text:p>
          </table:table-cell>
          <table:table-cell office:value-type="float" office:value="88480" calcext:value-type="float">
            <text:p>8848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8945" calcext:value-type="float">
            <text:p>108945</text:p>
          </table:table-cell>
          <table:table-cell office:value-type="float" office:value="78320" calcext:value-type="float">
            <text:p>7832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11730" calcext:value-type="float">
            <text:p>111730</text:p>
          </table:table-cell>
          <table:table-cell office:value-type="float" office:value="74094" calcext:value-type="float">
            <text:p>740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2639" calcext:value-type="float">
            <text:p>112639</text:p>
          </table:table-cell>
          <table:table-cell office:value-type="float" office:value="75003" calcext:value-type="float">
            <text:p>7500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4253" calcext:value-type="float">
            <text:p>104253</text:p>
          </table:table-cell>
          <table:table-cell office:value-type="float" office:value="71129" calcext:value-type="float">
            <text:p>7112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1969" calcext:value-type="float">
            <text:p>101969</text:p>
          </table:table-cell>
          <table:table-cell office:value-type="float" office:value="72040" calcext:value-type="float">
            <text:p>7204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7548" calcext:value-type="float">
            <text:p>137548</text:p>
          </table:table-cell>
          <table:table-cell office:value-type="float" office:value="106219" calcext:value-type="float">
            <text:p>1062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3:.C12])/10" office:value-type="float" office:value="110487" calcext:value-type="float">
            <text:p>110487</text:p>
          </table:table-cell>
          <table:table-cell table:formula="of:=SUM([.D3:.D12])/10" office:value-type="float" office:value="76116" calcext:value-type="float">
            <text:p>76116</text:p>
          </table:table-cell>
          <table:table-cell table:formula="of:=SUM([.E3:.E12])/10" office:value-type="float" office:value="134.8" calcext:value-type="float">
            <text:p>134.8</text:p>
          </table:table-cell>
          <table:table-cell/>
          <table:table-cell table:formula="of:=SUM([.G3:.G12])/10" office:value-type="float" office:value="113819.5" calcext:value-type="float">
            <text:p>113819.5</text:p>
          </table:table-cell>
          <table:table-cell table:formula="of:=SUM([.H3:.H12])/10" office:value-type="float" office:value="81621.5" calcext:value-type="float">
            <text:p>81621.5</text:p>
          </table:table-cell>
          <table:table-cell table:formula="of:=SUM([.I3:.I12])/10" office:value-type="float" office:value="143.6" calcext:value-type="float">
            <text:p>143.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exp3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uristi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odes</text:p>
          </table:table-cell>
          <table:table-cell/>
          <table:table-cell office:value-type="string" calcext:value-type="string">
            <text:p>heuristi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2109" calcext:value-type="float">
            <text:p>122109</text:p>
          </table:table-cell>
          <table:table-cell office:value-type="float" office:value="83300" calcext:value-type="float">
            <text:p>83300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25345" calcext:value-type="float">
            <text:p>125345</text:p>
          </table:table-cell>
          <table:table-cell office:value-type="float" office:value="84541" calcext:value-type="float">
            <text:p>84541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9835" calcext:value-type="float">
            <text:p>119835</text:p>
          </table:table-cell>
          <table:table-cell office:value-type="float" office:value="88151" calcext:value-type="float">
            <text:p>88151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20881" calcext:value-type="float">
            <text:p>120881</text:p>
          </table:table-cell>
          <table:table-cell office:value-type="float" office:value="87757" calcext:value-type="float">
            <text:p>87757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4483" calcext:value-type="float">
            <text:p>114483</text:p>
          </table:table-cell>
          <table:table-cell office:value-type="float" office:value="85922" calcext:value-type="float">
            <text:p>85922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37280" calcext:value-type="float">
            <text:p>137280</text:p>
          </table:table-cell>
          <table:table-cell office:value-type="float" office:value="106304" calcext:value-type="float">
            <text:p>106304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6098" calcext:value-type="float">
            <text:p>106098</text:p>
          </table:table-cell>
          <table:table-cell office:value-type="float" office:value="71502" calcext:value-type="float">
            <text:p>71502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12321" calcext:value-type="float">
            <text:p>112321</text:p>
          </table:table-cell>
          <table:table-cell office:value-type="float" office:value="77352" calcext:value-type="float">
            <text:p>77352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7774" calcext:value-type="float">
            <text:p>127774</text:p>
          </table:table-cell>
          <table:table-cell office:value-type="float" office:value="97498" calcext:value-type="float">
            <text:p>97498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13034" calcext:value-type="float">
            <text:p>113034</text:p>
          </table:table-cell>
          <table:table-cell office:value-type="float" office:value="87753" calcext:value-type="float">
            <text:p>87753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9871" calcext:value-type="float">
            <text:p>119871</text:p>
          </table:table-cell>
          <table:table-cell office:value-type="float" office:value="83771" calcext:value-type="float">
            <text:p>83771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28255" calcext:value-type="float">
            <text:p>128255</text:p>
          </table:table-cell>
          <table:table-cell office:value-type="float" office:value="96571" calcext:value-type="float">
            <text:p>96571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8751" calcext:value-type="float">
            <text:p>108751</text:p>
          </table:table-cell>
          <table:table-cell office:value-type="float" office:value="65070" calcext:value-type="float">
            <text:p>65070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30036" calcext:value-type="float">
            <text:p>130036</text:p>
          </table:table-cell>
          <table:table-cell office:value-type="float" office:value="99760" calcext:value-type="float">
            <text:p>99760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8497" calcext:value-type="float">
            <text:p>138497</text:p>
          </table:table-cell>
          <table:table-cell office:value-type="float" office:value="100472" calcext:value-type="float">
            <text:p>100472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05629" calcext:value-type="float">
            <text:p>105629</text:p>
          </table:table-cell>
          <table:table-cell office:value-type="float" office:value="70285" calcext:value-type="float">
            <text:p>70285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5798" calcext:value-type="float">
            <text:p>105798</text:p>
          </table:table-cell>
          <table:table-cell office:value-type="float" office:value="78902" calcext:value-type="float">
            <text:p>78902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23399" calcext:value-type="float">
            <text:p>123399</text:p>
          </table:table-cell>
          <table:table-cell office:value-type="float" office:value="81374" calcext:value-type="float">
            <text:p>81374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9222" calcext:value-type="float">
            <text:p>119222</text:p>
          </table:table-cell>
          <table:table-cell office:value-type="float" office:value="86822" calcext:value-type="float">
            <text:p>86822</text:p>
          </table:table-cell>
          <table:table-cell office:value-type="float" office:value="200001" calcext:value-type="float">
            <text:p>200001</text:p>
          </table:table-cell>
          <table:table-cell/>
          <table:table-cell office:value-type="float" office:value="110849" calcext:value-type="float">
            <text:p>110849</text:p>
          </table:table-cell>
          <table:table-cell office:value-type="float" office:value="81608" calcext:value-type="float">
            <text:p>81608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19:.C28])/10" office:value-type="float" office:value="118243.8" calcext:value-type="float">
            <text:p>118243.8</text:p>
          </table:table-cell>
          <table:table-cell table:formula="of:=SUM([.D19:.D28])/10" office:value-type="float" office:value="84141" calcext:value-type="float">
            <text:p>84141</text:p>
          </table:table-cell>
          <table:table-cell table:formula="of:=SUM([.E19:.E28])/10" office:value-type="float" office:value="200001" calcext:value-type="float">
            <text:p>200001</text:p>
          </table:table-cell>
          <table:table-cell/>
          <table:table-cell table:formula="of:=SUM([.G19:.G28])/10" office:value-type="float" office:value="120702.9" calcext:value-type="float">
            <text:p>120702.9</text:p>
          </table:table-cell>
          <table:table-cell table:formula="of:=SUM([.H19:.H28])/10" office:value-type="float" office:value="87330.5" calcext:value-type="float">
            <text:p>87330.5</text:p>
          </table:table-cell>
          <table:table-cell table:formula="of:=SUM([.I19:.I28])/10" office:value-type="float" office:value="200001" calcext:value-type="float">
            <text:p>2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20:49:57.248392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2:54:25.992401637</meta:creation-date>
    <dc:date>2017-04-03T20:50:32.855418820</dc:date>
    <meta:editing-duration>PT30M27S</meta:editing-duration>
    <meta:editing-cycles>5</meta:editing-cycles>
    <meta:generator>LibreOffice/5.1.6.2$Linux_X86_64 LibreOffice_project/10m0$Build-2</meta:generator>
    <meta:document-statistic meta:table-count="1" meta:cell-count="170" meta:object-count="0"/>
  </office:meta>
</office:document-meta>
</file>